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3 valu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Virtua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ointer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float" office:value="112383481" calcext:value-type="float">
            <text:p>112383481</text:p>
          </table:table-cell>
          <table:table-cell office:value-type="float" office:value="112991719" calcext:value-type="float">
            <text:p>112991719</text:p>
          </table:table-cell>
          <table:table-cell office:value-type="float" office:value="98534438" calcext:value-type="float">
            <text:p>98534438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20604" calcext:value-type="float">
            <text:p>20604</text:p>
          </table:table-cell>
          <table:table-cell office:value-type="float" office:value="20588" calcext:value-type="float">
            <text:p>20588</text:p>
          </table:table-cell>
          <table:table-cell office:value-type="float" office:value="20636" calcext:value-type="float">
            <text:p>20636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302534" calcext:value-type="float">
            <text:p>302534</text:p>
          </table:table-cell>
          <table:table-cell office:value-type="float" office:value="301342" calcext:value-type="float">
            <text:p>301342</text:p>
          </table:table-cell>
          <table:table-cell office:value-type="float" office:value="301506" calcext:value-type="float">
            <text:p>301506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336344" calcext:value-type="float">
            <text:p>336344</text:p>
          </table:table-cell>
          <table:table-cell office:value-type="float" office:value="336360" calcext:value-type="float">
            <text:p>336360</text:p>
          </table:table-cell>
          <table:table-cell office:value-type="float" office:value="336312" calcext:value-type="float">
            <text:p>336312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3" office:value-type="float" office:value="7244" calcext:value-type="float">
            <text:p>72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irtua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ointer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table:formula="of:=[.B2]-[.$B2]" office:value-type="float" office:value="0" calcext:value-type="float">
            <text:p>0</text:p>
          </table:table-cell>
          <table:table-cell table:formula="of:=[.C2]-[.$B2]" office:value-type="float" office:value="608238" calcext:value-type="float">
            <text:p>608238</text:p>
          </table:table-cell>
          <table:table-cell table:formula="of:=[.D2]-[.$B2]" office:value-type="float" office:value="-13849043" calcext:value-type="float">
            <text:p>-13849043</text:p>
          </table:table-cell>
        </table:table-row>
        <table:table-row table:style-name="ro1">
          <table:table-cell office:value-type="string" calcext:value-type="string">
            <text:p>Cycles%</text:p>
          </table:table-cell>
          <table:table-cell table:formula="of:=[.B2]/[.$B2]" office:value-type="float" office:value="1" calcext:value-type="float">
            <text:p>1</text:p>
          </table:table-cell>
          <table:table-cell table:formula="of:=[.C2]/[.$B2]" office:value-type="float" office:value="1.00541216551212" calcext:value-type="float">
            <text:p>1.00541216551212</text:p>
          </table:table-cell>
          <table:table-cell table:formula="of:=[.D2]/[.$B2]" office:value-type="float" office:value="0.876769762986786" calcext:value-type="float">
            <text:p>0.876769762986786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table:formula="of:=[.B3]-[.$B3]" office:value-type="float" office:value="0" calcext:value-type="float">
            <text:p>0</text:p>
          </table:table-cell>
          <table:table-cell table:formula="of:=[.C3]-[.$B3]" office:value-type="float" office:value="-16" calcext:value-type="float">
            <text:p>-16</text:p>
          </table:table-cell>
          <table:table-cell table:formula="of:=[.D3]-[.$B3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table:formula="of:=[.B4]-[.$B4]" office:value-type="float" office:value="0" calcext:value-type="float">
            <text:p>0</text:p>
          </table:table-cell>
          <table:table-cell table:formula="of:=[.C4]-[.$B4]" office:value-type="float" office:value="-1192" calcext:value-type="float">
            <text:p>-1192</text:p>
          </table:table-cell>
          <table:table-cell table:formula="of:=[.D4]-[.$B4]" office:value-type="float" office:value="-1028" calcext:value-type="float">
            <text:p>-1028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table:formula="of:=[.B5]-[.$B5]" office:value-type="float" office:value="0" calcext:value-type="float">
            <text:p>0</text:p>
          </table:table-cell>
          <table:table-cell table:formula="of:=[.C5]-[.$B5]" office:value-type="float" office:value="16" calcext:value-type="float">
            <text:p>16</text:p>
          </table:table-cell>
          <table:table-cell table:formula="of:=[.D5]-[.$B5]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formula="of:=[.B6]-[.$B6]" office:value-type="float" office:value="0" calcext:value-type="float">
            <text:p>0</text:p>
          </table:table-cell>
          <table:table-cell table:formula="of:=[.C6]-[.$B6]" office:value-type="float" office:value="0" calcext:value-type="float">
            <text:p>0</text:p>
          </table:table-cell>
          <table:table-cell table:formula="of:=[.D6]-[.$B6]" office:value-type="float" office:value="0" calcext:value-type="float">
            <text:p>0</text:p>
          </table:table-cell>
        </table:table-row>
      </table:table>
      <table:table table:name="6 values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Virtua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Struct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float" office:value="221956008" calcext:value-type="float">
            <text:p>221956008</text:p>
          </table:table-cell>
          <table:table-cell office:value-type="float" office:value="223161706" calcext:value-type="float">
            <text:p>223161706</text:p>
          </table:table-cell>
          <table:table-cell office:value-type="float" office:value="208712550" calcext:value-type="float">
            <text:p>208712550</text:p>
          </table:table-cell>
          <table:table-cell office:value-type="float" office:value="28208974" calcext:value-type="float">
            <text:p>28208974</text:p>
          </table:table-cell>
          <table:table-cell office:value-type="float" office:value="77907065" calcext:value-type="float">
            <text:p>77907065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20660" calcext:value-type="float">
            <text:p>20660</text:p>
          </table:table-cell>
          <table:table-cell office:value-type="float" office:value="20636" calcext:value-type="float">
            <text:p>20636</text:p>
          </table:table-cell>
          <table:table-cell office:value-type="float" office:value="20732" calcext:value-type="float">
            <text:p>20732</text:p>
          </table:table-cell>
          <table:table-cell office:value-type="float" office:value="20540" calcext:value-type="float">
            <text:p>20540</text:p>
          </table:table-cell>
          <table:table-cell office:value-type="float" office:value="20604" calcext:value-type="float">
            <text:p>20604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302606" calcext:value-type="float">
            <text:p>302606</text:p>
          </table:table-cell>
          <table:table-cell office:value-type="float" office:value="301450" calcext:value-type="float">
            <text:p>301450</text:p>
          </table:table-cell>
          <table:table-cell office:value-type="float" office:value="301678" calcext:value-type="float">
            <text:p>301678</text:p>
          </table:table-cell>
          <table:table-cell office:value-type="float" office:value="301130" calcext:value-type="float">
            <text:p>301130</text:p>
          </table:table-cell>
          <table:table-cell office:value-type="float" office:value="301162" calcext:value-type="float">
            <text:p>301162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336288" calcext:value-type="float">
            <text:p>336288</text:p>
          </table:table-cell>
          <table:table-cell office:value-type="float" office:value="336312" calcext:value-type="float">
            <text:p>336312</text:p>
          </table:table-cell>
          <table:table-cell office:value-type="float" office:value="336216" calcext:value-type="float">
            <text:p>336216</text:p>
          </table:table-cell>
          <table:table-cell office:value-type="float" office:value="336408" calcext:value-type="float">
            <text:p>336408</text:p>
          </table:table-cell>
          <table:table-cell office:value-type="float" office:value="336344" calcext:value-type="float">
            <text:p>336344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5" office:value-type="float" office:value="7244" calcext:value-type="float">
            <text:p>724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Virtua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Direct</text:p>
          </table:table-cell>
          <table:table-cell/>
        </table:table-row>
        <table:table-row table:style-name="ro1">
          <table:table-cell office:value-type="string" calcext:value-type="string">
            <text:p>Cycles</text:p>
          </table:table-cell>
          <table:table-cell table:formula="of:=[.B2]-[.$B2]" office:value-type="float" office:value="0" calcext:value-type="float">
            <text:p>0</text:p>
          </table:table-cell>
          <table:table-cell table:formula="of:=[.C2]-[.$B2]" office:value-type="float" office:value="1205698" calcext:value-type="float">
            <text:p>1205698</text:p>
          </table:table-cell>
          <table:table-cell table:formula="of:=[.D2]-[.$B2]" office:value-type="float" office:value="-13243458" calcext:value-type="float">
            <text:p>-13243458</text:p>
          </table:table-cell>
          <table:table-cell table:formula="of:=[.E2]-[.$B2]" office:value-type="float" office:value="-193747034" calcext:value-type="float">
            <text:p>-193747034</text:p>
          </table:table-cell>
          <table:table-cell table:formula="of:=[.F2]-[.$B2]" office:value-type="float" office:value="-144048943" calcext:value-type="float">
            <text:p>-144048943</text:p>
          </table:table-cell>
        </table:table-row>
        <table:table-row table:style-name="ro1">
          <table:table-cell office:value-type="string" calcext:value-type="string">
            <text:p>Faster&amp;</text:p>
          </table:table-cell>
          <table:table-cell table:formula="of:=[.$B2]/[.B2]" office:value-type="float" office:value="1" calcext:value-type="float">
            <text:p>1</text:p>
          </table:table-cell>
          <table:table-cell table:formula="of:=[.$B2]/[.C2]" office:value-type="float" office:value="0.994597200292061" calcext:value-type="float">
            <text:p>0.994597200292061</text:p>
          </table:table-cell>
          <table:table-cell table:formula="of:=[.$B2]/[.D2]" office:value-type="float" office:value="1.06345309853193" calcext:value-type="float">
            <text:p>1.06345309853193</text:p>
          </table:table-cell>
          <table:table-cell table:formula="of:=[.$B2]/[.E2]" office:value-type="float" office:value="7.8682765278879" calcext:value-type="float">
            <text:p>7.8682765278879</text:p>
          </table:table-cell>
          <table:table-cell table:formula="of:=[.$B2]/[.F2]" office:value-type="float" office:value="2.84898433794162" calcext:value-type="float">
            <text:p>2.84898433794162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table:formula="of:=[.B3]-[.$B3]" office:value-type="float" office:value="0" calcext:value-type="float">
            <text:p>0</text:p>
          </table:table-cell>
          <table:table-cell table:formula="of:=[.C3]-[.$B3]" office:value-type="float" office:value="-24" calcext:value-type="float">
            <text:p>-24</text:p>
          </table:table-cell>
          <table:table-cell table:formula="of:=[.D3]-[.$B3]" office:value-type="float" office:value="72" calcext:value-type="float">
            <text:p>72</text:p>
          </table:table-cell>
          <table:table-cell table:formula="of:=[.E3]-[.$B3]" office:value-type="float" office:value="-120" calcext:value-type="float">
            <text:p>-120</text:p>
          </table:table-cell>
          <table:table-cell table:formula="of:=[.F3]-[.$B3]"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table:formula="of:=[.B4]-[.$B4]" office:value-type="float" office:value="0" calcext:value-type="float">
            <text:p>0</text:p>
          </table:table-cell>
          <table:table-cell table:formula="of:=[.C4]-[.$B4]" office:value-type="float" office:value="-1156" calcext:value-type="float">
            <text:p>-1156</text:p>
          </table:table-cell>
          <table:table-cell table:formula="of:=[.D4]-[.$B4]" office:value-type="float" office:value="-928" calcext:value-type="float">
            <text:p>-928</text:p>
          </table:table-cell>
          <table:table-cell table:formula="of:=[.E4]-[.$B4]" office:value-type="float" office:value="-1476" calcext:value-type="float">
            <text:p>-1476</text:p>
          </table:table-cell>
          <table:table-cell table:formula="of:=[.F4]-[.$B4]" office:value-type="float" office:value="-1444" calcext:value-type="float">
            <text:p>-1444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table:formula="of:=[.B5]-[.$B5]" office:value-type="float" office:value="0" calcext:value-type="float">
            <text:p>0</text:p>
          </table:table-cell>
          <table:table-cell table:formula="of:=[.C5]-[.$B5]" office:value-type="float" office:value="24" calcext:value-type="float">
            <text:p>24</text:p>
          </table:table-cell>
          <table:table-cell table:formula="of:=[.D5]-[.$B5]" office:value-type="float" office:value="-72" calcext:value-type="float">
            <text:p>-72</text:p>
          </table:table-cell>
          <table:table-cell table:formula="of:=[.E5]-[.$B5]" office:value-type="float" office:value="120" calcext:value-type="float">
            <text:p>120</text:p>
          </table:table-cell>
          <table:table-cell table:formula="of:=[.F5]-[.$B5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formula="of:=[.B6]-[.$B6]" office:value-type="float" office:value="0" calcext:value-type="float">
            <text:p>0</text:p>
          </table:table-cell>
          <table:table-cell table:formula="of:=[.C6]-[.$B6]" office:value-type="float" office:value="0" calcext:value-type="float">
            <text:p>0</text:p>
          </table:table-cell>
          <table:table-cell table:formula="of:=[.D6]-[.$B6]" office:value-type="float" office:value="0" calcext:value-type="float">
            <text:p>0</text:p>
          </table:table-cell>
          <table:table-cell table:formula="of:=[.E6]-[.$B6]" office:value-type="float" office:value="0" calcext:value-type="float">
            <text:p>0</text:p>
          </table:table-cell>
          <table:table-cell table:formula="of:=[.F6]-[.$B6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5T09:02:40.712902000</meta:creation-date>
    <dc:date>2026-01-15T10:37:52.533110000</dc:date>
    <meta:editing-duration>PT39M11S</meta:editing-duration>
    <meta:editing-cycles>2</meta:editing-cycles>
    <meta:generator>LibreOffice/25.2.3.2$MacOSX_AARCH64 LibreOffice_project/bbb074479178df812d175f709636b368952c2ce3</meta:generator>
    <meta:document-statistic meta:table-count="2" meta:cell-count="125" meta:object-count="0"/>
  </office:meta>
</office:document-meta>
</file>